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we need to do is pass through the Argent
Forest up ahead, and we'll end up where the
Demon Portal was.</text:p>
          </table:table-cell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 through fine just before, so it'll be
a cinch! ♪</text:p>
          </table:table-cell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all the extra Magic might have given the
monsters a huge boost.</text:p>
          </table:table-cell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 office:value-type="string">
            <text:p>We can't let our guard down.</text:p>
          </table:table-cell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true. Let us make all the necessary
preparations before we set off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focus on defending the town from
invading demo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hile we cannot defeat the demons, we will
be able to serve as a shield to the citizens.”</text:p>
          </table:table-cell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it gets too bad around here, we'll board a
ferry and escape.</text:p>
          </table:table-cell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 Don't push yourselves too hard!</text:p>
          </table:table-cell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o your Beeest!</text:p>
          </table:table-cell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 then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 office:value-type="string">
            <text:p>We are finally facing the eve of the final battle.
I do hope you will fight with everything you—</text:p>
          </table:table-cell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 office:value-type="string">
            <text:p>???
“Uhiiiiiiiiiiiiii!!”</text:p>
          </table:table-cell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-Heeeeeeeeeeeelp!!!</text:p>
          </table:table-cell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-Viola-san...?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what in the heavens is the matter?!</text:p>
          </table:table-cell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so the ground got all demon-y and strong
and chased me h-h-h-h-h-h-h-h-he—</text:p>
          </table:table-cell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 office:value-type="string">
            <text:p>Oh! If, If it isn't Princess Karūna!
Good day to y—</text:p>
          </table:table-cell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 office:value-type="string">
            <text:p>Huuuuuuuuuuuuh??!! What's Princess Karūna
doing heeeeeeeeeere?!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Viola! Calm yourself!”</text:p>
          </table:table-cell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alm down and tell us exactly what happened.</text:p>
          </table:table-cell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s-so-s-sorry, it's just that so much
happened, that I...</text:p>
          </table:table-cell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 office:value-type="string">
            <text:p>Let me start from the top!</text:p>
          </table:table-cell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 office:value-type="string">
            <text:p>You know how, just earlier, there was the sound
of an explosion and an earthquake from the
direction of the Argent Forest?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've been when we destroyed the
Demon Portal.</text:p>
          </table:table-cell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off-duty and relaxing with a nice bath
when I sensed something huge was going on, so
I dis-bathed straight away!</text:p>
          </table:table-cell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 office:value-type="string">
            <text:p>Oh, yeah, “dis-bathed”, that's a word I just
came up with.</text:p>
          </table:table-cell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 office:value-type="string">
            <text:p>Anyway, I rode to the Argent Forest and, feeling
invited by the weird atmosphere, I...</text:p>
          </table:table-cell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 office:value-type="string">
            <text:p>Well, put simply, I went to go scout the forest!!</text:p>
          </table:table-cell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is chick...)</text:p>
          </table:table-cell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n, I couldn't believe my eyes!</text:p>
          </table:table-cell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 office:value-type="string">
            <text:p>In front of me wasn't a forest, but an enormous,
totally sinister rock face jutting out of the
ground!!!</text:p>
          </table:table-cell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forest wasn't... there...?</text:p>
          </table:table-cell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 office:value-type="string">
            <text:p>Did something happen to the terrain?!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, exactly!</text:p>
          </table:table-cell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 office:value-type="string">
            <text:p>After that, I discovered a huge gap in the rock
which I thought was probably the entrance, and
swallowing my fear, I stepped inside, but...</text:p>
          </table:table-cell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 office:value-type="string">
            <text:p>Inside, I was met by a huge crowd of demons, 
so I got out of there! Before I knew it, I
found myself here with you guys!</text:p>
          </table:table-cell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at least you're saf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Goodness gracious, you never change, do
you...”</text:p>
          </table:table-cell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only have the effects of the Magical
osmosis made the monsters stronger, but it's
even affected the geography of the region.</text:p>
          </table:table-cell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gic's pretty convenient, Huuuh.</text:p>
          </table:table-cell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e can't give in now!</text:p>
          </table:table-cell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 office:value-type="string">
            <text:p>Let's go!!</text:p>
          </table:table-cell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This might just be the final battle.</text:p>
          </table:table-cell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 office:value-type="string">
            <text:p>Let's give this all we've got!</text:p>
          </table:table-cell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hhhh!! Leave the cheering-on to meee!!</text:p>
          </table:table-cell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get ourselves all ready, everyone.</text:p>
          </table:table-cell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n we will make our triumphant return!</text:p>
          </table:table-cell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iiiight! I'm gonna shoot, and shoot,
then shoot some Mooooore!!</text:p>
          </table:table-cell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pray for your success in battle.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 office:value-type="string">
            <text:p>Now, Heavenly Maidens! This truly shall be the
final clash!</text:p>
          </table:table-cell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 office:value-type="string">
            <text:p>Show me what you can do, and vanquish the
Duchess of Hellfire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Yeaaaaahhhhhhhh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